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2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2.435cm"/>
    </style:style>
    <style:style style:name="gr9" style:family="graphic" style:parent-style-name="standard">
      <style:graphic-properties draw:stroke="dash" draw:stroke-dash="Fine_20_Dashed" svg:stroke-color="#ff420e"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57cm"/>
    </style:style>
    <style:style style:name="gr1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8.41cm" svg:y="3.8cm">
          <text:p text:style-name="P1">Material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4.41cm" svg:height="1.165cm" svg:x="2.47cm" svg:y="7.35cm">
          <text:p text:style-name="P1">Ms::normaF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4.509cm" svg:height="1.27cm" svg:x="5.146cm" svg:y="8.945cm">
          <text:p text:style-name="P1">Ms::diffuseF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" draw:layer="layout" svg:width="4.715cm" svg:height="1.27cm" svg:x="10.02cm" svg:y="8.745cm">
          <text:p text:style-name="P1">Ms::specularFa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9.997cm" svg:y1="5.705cm" svg:x2="4.675cm" svg:y2="7.35cm" draw:start-shape="id1" draw:start-glue-point="2" draw:end-shape="id2" draw:end-glue-point="0" svg:d="m9997 5705c0 1233-5322 411-5322 1645">
          <text:p/>
        </draw:connector>
        <draw:connector draw:style-name="gr3" draw:text-style-name="P1" draw:layer="layout" draw:type="curve" svg:x1="9.997cm" svg:y1="5.705cm" svg:x2="7.4cm" svg:y2="8.945cm" draw:start-shape="id1" draw:start-glue-point="2" draw:end-shape="id3" draw:end-glue-point="0" svg:d="m9997 5705c0 2430-2597 810-2597 3240">
          <text:p/>
        </draw:connector>
        <draw:connector draw:style-name="gr3" draw:text-style-name="P1" draw:layer="layout" draw:type="curve" svg:x1="9.997cm" svg:y1="5.705cm" svg:x2="12.377cm" svg:y2="8.745cm" draw:start-shape="id1" draw:start-glue-point="2" draw:end-shape="id4" draw:end-glue-point="0" svg:d="m9997 5705c0 2280 2380 760 2380 3040">
          <text:p/>
        </draw:connector>
        <draw:connector draw:style-name="gr3" draw:text-style-name="P1" draw:layer="layout" draw:type="curve" svg:x1="9.997cm" svg:y1="5.705cm" svg:x2="15.387cm" svg:y2="6.945cm" draw:start-shape="id1" draw:start-glue-point="2" draw:end-shape="id5" draw:end-glue-point="0" svg:d="m9997 5705c0 930 5390 310 5390 1240">
          <text:p/>
        </draw:connector>
        <draw:custom-shape draw:style-name="gr2" draw:text-style-name="P1" draw:id="id10" draw:layer="layout" svg:width="1.905cm" svg:height="1.27cm" svg:x="2.505cm" svg:y="15.25cm">
          <text:p text:style-name="P1">Is::f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.08cm" svg:height="1.905cm" svg:x="10.99cm" svg:y="15.545cm">
          <text:p text:style-name="P1">Shadowmapping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4.951cm" svg:height="1.27cm" svg:x="11.624cm" svg:y="13.305cm">
          <text:p text:style-name="P1">Sm::shadowM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3.53cm" svg:y1="15.545cm" svg:x2="14.099cm" svg:y2="14.575cm" draw:start-shape="id6" draw:start-glue-point="0" draw:end-shape="id7" draw:end-glue-point="2" svg:d="m13530 15545c0-727 569-243 569-970">
          <text:p/>
        </draw:connector>
        <draw:custom-shape draw:style-name="gr1" draw:text-style-name="P1" draw:id="id8" draw:layer="layout" svg:width="2.296cm" svg:height="1.905cm" svg:x="6.245cm" svg:y="16.74cm">
          <text:p text:style-name="P1">Light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2.54cm" svg:height="1.74cm" svg:x="1.7cm" svg:y="12.43cm">
          <text:p text:style-name="P1">Ambient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541cm" svg:y1="17.692cm" svg:x2="10.99cm" svg:y2="16.497cm" draw:start-shape="id8" draw:start-glue-point="1" draw:end-shape="id6" draw:end-glue-point="3" svg:d="m8541 17692c1837 0 613-1195 2449-1195">
          <text:p/>
        </draw:connector>
        <draw:connector draw:style-name="gr3" draw:text-style-name="P1" draw:layer="layout" draw:type="curve" svg:x1="7.4cm" svg:y1="10.215cm" svg:x2="2.97cm" svg:y2="12.43cm" draw:start-shape="id3" draw:start-glue-point="2" draw:end-shape="id9" draw:end-glue-point="0" svg:d="m7400 10215c0 1662-4430 555-4430 2215">
          <text:p/>
        </draw:connector>
        <draw:connector draw:style-name="gr3" draw:text-style-name="P1" draw:layer="layout" draw:type="curve" svg:x1="4.675cm" svg:y1="8.515cm" svg:x2="7.393cm" svg:y2="16.74cm" draw:start-shape="id2" draw:start-glue-point="2" draw:end-shape="id8" draw:end-glue-point="0" svg:d="m4675 8515c0 6168 2718 2056 2718 8225">
          <text:p/>
        </draw:connector>
        <draw:connector draw:style-name="gr3" draw:text-style-name="P1" draw:layer="layout" draw:type="curve" svg:x1="7.4cm" svg:y1="10.215cm" svg:x2="7.393cm" svg:y2="16.74cm" draw:start-shape="id3" draw:start-glue-point="2" draw:end-shape="id8" draw:end-glue-point="0" svg:d="m7400 10215c0 4893-7 1631-7 6525">
          <text:p/>
        </draw:connector>
        <draw:connector draw:style-name="gr3" draw:text-style-name="P1" draw:layer="layout" draw:type="curve" svg:x1="12.377cm" svg:y1="10.015cm" svg:x2="7.393cm" svg:y2="16.74cm" draw:start-shape="id4" draw:start-glue-point="2" draw:end-shape="id8" svg:d="m12377 10015c0 5043-4984 1681-4984 6725">
          <text:p/>
        </draw:connector>
        <draw:connector draw:style-name="gr3" draw:text-style-name="P1" draw:layer="layout" draw:type="curve" svg:x1="15.387cm" svg:y1="8.215cm" svg:x2="7.393cm" svg:y2="16.74cm" draw:start-shape="id5" draw:start-glue-point="2" draw:end-shape="id8" draw:end-glue-point="0" svg:d="m15387 8215c0 6393-7994 2131-7994 8525">
          <text:p/>
        </draw:connector>
        <draw:connector draw:style-name="gr3" draw:text-style-name="P1" draw:layer="layout" draw:type="curve" svg:x1="2.97cm" svg:y1="14.17cm" svg:x2="3.457cm" svg:y2="15.25cm" draw:start-shape="id9" draw:start-glue-point="2" draw:end-shape="id10" draw:end-glue-point="0" svg:d="m2970 14170c0 811 487 272 487 1080">
          <text:p/>
        </draw:connector>
        <draw:custom-shape draw:style-name="gr2" draw:text-style-name="P1" draw:id="id5" draw:layer="layout" svg:width="4.445cm" svg:height="1.27cm" svg:x="13.165cm" svg:y="6.945cm">
          <text:p text:style-name="P1">Ms::depthF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1" draw:layer="layout" svg:width="2.296cm" svg:height="1.905cm" svg:x="8.159cm" svg:y="23.05cm">
          <text:p text:style-name="P1">SSAO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2.296cm" svg:height="1.905cm" svg:x="13.064cm" svg:y="38.255cm">
          <text:p text:style-name="P1">HDR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47cm" svg:y1="7.932cm" svg:x2="8.159cm" svg:y2="24.002cm" draw:start-shape="id2" draw:start-glue-point="3" draw:end-shape="id11" draw:end-glue-point="3" svg:d="m2470 7932c-751 0-3596 16070 5689 16070">
          <text:p/>
        </draw:connector>
        <draw:connector draw:style-name="gr3" draw:text-style-name="P1" draw:layer="layout" draw:type="curve" svg:x1="17.61cm" svg:y1="7.58cm" svg:x2="10.455cm" svg:y2="24.002cm" draw:start-shape="id5" draw:start-glue-point="1" draw:end-shape="id11" draw:end-glue-point="1" svg:d="m17610 7580c750 0 4327 16422-7155 16422">
          <text:p/>
        </draw:connector>
        <draw:custom-shape draw:style-name="gr2" draw:text-style-name="P1" draw:id="id12" draw:layer="layout" svg:width="3.301cm" svg:height="1.27cm" svg:x="9.059cm" svg:y="25.925cm">
          <text:p text:style-name="P1">Ssao::fa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9.307cm" svg:y1="24.955cm" svg:x2="10.709cm" svg:y2="25.925cm" draw:start-shape="id11" draw:start-glue-point="2" draw:end-shape="id12" draw:end-glue-point="0" svg:d="m9307 24955c0 727 1402 243 1402 970">
          <text:p/>
        </draw:connector>
        <draw:custom-shape draw:style-name="gr1" draw:text-style-name="P1" draw:id="id15" draw:layer="layout" svg:width="3.175cm" svg:height="1.905cm" svg:x="5.805cm" svg:y="34.08cm">
          <text:p text:style-name="P1">Blend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4.718cm" svg:height="1.625cm" svg:x="5.54cm" svg:y="28.415cm">
          <text:p text:style-name="P1">Postprocessing</text:p>
          <text:p text:style-name="P1">Pass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709cm" svg:y1="27.195cm" svg:x2="7.899cm" svg:y2="28.415cm" draw:start-shape="id12" draw:start-glue-point="2" draw:end-shape="id13" draw:end-glue-point="0" svg:d="m10709 27195c0 915-2810 305-2810 1220">
          <text:p/>
        </draw:connector>
        <draw:custom-shape draw:style-name="gr2" draw:text-style-name="P1" draw:id="id14" draw:layer="layout" svg:width="5.092cm" svg:height="1.27cm" svg:x="7.093cm" svg:y="31.176cm">
          <text:p text:style-name="P1">Pps::prePassFa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7.899cm" svg:y1="30.04cm" svg:x2="9.639cm" svg:y2="31.176cm" draw:start-shape="id13" draw:start-glue-point="2" draw:end-shape="id14" draw:end-glue-point="0" svg:d="m7899 30040c0 852 1740 284 1740 1136">
          <text:p/>
        </draw:connector>
        <draw:connector draw:style-name="gr3" draw:text-style-name="P1" draw:layer="layout" draw:type="curve" svg:x1="9.639cm" svg:y1="32.446cm" svg:x2="7.392cm" svg:y2="34.08cm" draw:start-shape="id14" draw:start-glue-point="2" draw:end-shape="id15" draw:end-glue-point="0" svg:d="m9639 32446c0 1225-2247 409-2247 1634">
          <text:p/>
        </draw:connector>
        <draw:connector draw:style-name="gr3" draw:text-style-name="P1" draw:layer="measurelines" draw:type="curve" svg:x1="8.98cm" svg:y1="35.032cm" svg:x2="10.685cm" svg:y2="35.55cm" draw:start-shape="id15" draw:end-shape="id16" draw:end-glue-point="3" svg:d="m8980 35032c1278 0 426 518 1705 518">
          <text:p/>
        </draw:connector>
        <draw:custom-shape draw:style-name="gr1" draw:text-style-name="P1" draw:id="id19" draw:layer="layout" svg:width="4.718cm" svg:height="1.625cm" svg:x="5.28cm" svg:y="44.42cm">
          <text:p text:style-name="P1">Postprocessing</text:p>
          <text:p text:style-name="P1">Pass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measurelines" draw:type="curve" svg:x1="13.327cm" svg:y1="36.185cm" svg:x2="14.212cm" svg:y2="38.255cm" draw:start-shape="id16" draw:start-glue-point="2" draw:end-shape="id17" draw:end-glue-point="0" svg:d="m13327 36185c0 1552 885 518 885 2070">
          <text:p/>
        </draw:connector>
        <draw:custom-shape draw:style-name="gr2" draw:text-style-name="P1" draw:id="id18" draw:layer="layout" svg:width="2.314cm" svg:height="1.27cm" svg:x="11.086cm" svg:y="41.49cm">
          <text:p text:style-name="P1">Hdr::fa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4.212cm" svg:y1="40.16cm" svg:x2="12.243cm" svg:y2="41.49cm" draw:start-shape="id17" draw:start-glue-point="2" draw:end-shape="id18" draw:end-glue-point="0" svg:d="m14212 40160c0 997-1969 333-1969 1330">
          <text:p/>
        </draw:connector>
        <draw:custom-shape draw:style-name="gr4" draw:text-style-name="P1" draw:id="id16" draw:layer="layout" svg:width="5.285cm" svg:height="1.27cm" svg:x="10.685cm" svg:y="34.915cm">
          <text:p text:style-name="P1">Pps::prePassFa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243cm" svg:y1="42.76cm" svg:x2="7.639cm" svg:y2="44.42cm" draw:start-shape="id18" draw:start-glue-point="2" draw:end-shape="id19" draw:end-glue-point="0" svg:d="m12243 42760c0 1245-4604 415-4604 1660">
          <text:p/>
        </draw:connector>
        <draw:connector draw:style-name="gr3" draw:text-style-name="P1" draw:layer="measurelines" draw:type="curve" draw:line-skew="-0.616cm" svg:x1="13.327cm" svg:y1="36.185cm" svg:x2="7.639cm" svg:y2="44.42cm" draw:start-shape="id16" draw:start-glue-point="2" draw:end-shape="id19" draw:end-glue-point="0" svg:d="m13327 36185c0 5251-5688 1134-5688 8235">
          <text:p/>
        </draw:connector>
        <draw:custom-shape draw:style-name="gr2" draw:text-style-name="P1" draw:id="id20" draw:layer="layout" svg:width="5.911cm" svg:height="1.27cm" svg:x="7.494cm" svg:y="47.879cm">
          <text:p text:style-name="P1">Pps::postPassFa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7.639cm" svg:y1="46.045cm" svg:x2="10.449cm" svg:y2="47.879cm" draw:start-shape="id19" draw:end-shape="id20" draw:end-glue-point="0" svg:d="m7639 46045c0 1375 2810 459 2810 1834">
          <text:p/>
        </draw:connector>
        <draw:connector draw:style-name="gr3" draw:text-style-name="P1" draw:layer="measurelines" draw:type="curve" svg:x1="5.562cm" svg:y1="21.22cm" svg:x2="7.899cm" svg:y2="28.415cm" draw:start-shape="id21" draw:start-glue-point="2" draw:end-shape="id13" draw:end-glue-point="0" svg:d="m5562 21220c0 5395 2337 1798 2337 7195">
          <text:p/>
        </draw:connector>
        <draw:connector draw:style-name="gr3" draw:text-style-name="P1" draw:layer="measurelines" draw:type="curve" svg:x1="4.41cm" svg:y1="15.885cm" svg:x2="7.393cm" svg:y2="16.74cm" draw:start-shape="id10" draw:start-glue-point="1" draw:end-shape="id8" draw:end-glue-point="0" svg:d="m4410 15885c1989 0 2983 285 2983 855">
          <text:p/>
        </draw:connector>
        <draw:connector draw:style-name="gr3" draw:text-style-name="P1" draw:layer="measurelines" draw:type="curve" svg:x1="7.393cm" svg:y1="18.645cm" svg:x2="5.562cm" svg:y2="19.95cm" draw:start-shape="id8" draw:start-glue-point="2" draw:end-shape="id21" draw:end-glue-point="0" svg:d="m7393 18645c0 979-1831 327-1831 1305">
          <text:p/>
        </draw:connector>
        <draw:connector draw:style-name="gr3" draw:text-style-name="P1" draw:layer="measurelines" draw:type="curve" svg:x1="11.624cm" svg:y1="13.94cm" svg:x2="8.541cm" svg:y2="17.692cm" draw:start-shape="id7" draw:start-glue-point="3" draw:end-shape="id8" svg:d="m11624 13940c-2311 0-770 3752-3083 3752">
          <text:p/>
        </draw:connector>
        <draw:custom-shape draw:style-name="gr5" draw:text-style-name="P1" draw:layer="measurelines" svg:width="0.635cm" svg:height="6.985cm" svg:x="18.936cm" svg:y="3.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measurelines" svg:width="0.635cm" svg:height="10.459cm" svg:x="18.936cm" svg:y="11.3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measurelines" svg:width="0.635cm" svg:height="10.389cm" svg:x="18.936cm" svg:y="22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measurelines" svg:width="0.635cm" svg:height="2.861cm" svg:x="18.936cm" svg:y="33.4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measurelines" svg:width="0.635cm" svg:height="12.573cm" svg:x="18.936cm" svg:y="36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measurelines" svg:width="2.746cm" svg:height="2.129cm" svg:x="19.409cm" svg:y="6.475cm">
          <draw:text-box>
            <text:p>Material</text:p>
            <text:p>Stage</text:p>
          </draw:text-box>
        </draw:frame>
        <draw:frame draw:style-name="gr6" draw:layer="measurelines" svg:width="3.702cm" svg:height="2.129cm" svg:x="19.409cm" svg:y="15.814cm">
          <draw:text-box>
            <text:p>Illumination</text:p>
            <text:p>Stage</text:p>
          </draw:text-box>
        </draw:frame>
        <draw:frame draw:style-name="gr7" draw:layer="measurelines" svg:width="4.833cm" svg:height="1.673cm" svg:x="19.409cm" svg:y="26.791cm">
          <draw:text-box>
            <text:p>Postprocessing</text:p>
            <text:p>Stage (part 1)</text:p>
          </draw:text-box>
        </draw:frame>
        <draw:frame draw:style-name="gr8" draw:layer="measurelines" svg:width="2.962cm" svg:height="1.673cm" svg:x="19.409cm" svg:y="34.042cm">
          <draw:text-box>
            <text:p>Blending</text:p>
            <text:p>Stage</text:p>
          </draw:text-box>
        </draw:frame>
        <draw:frame draw:style-name="gr7" draw:layer="measurelines" svg:width="4.833cm" svg:height="1.673cm" svg:x="19.409cm" svg:y="42.34cm">
          <draw:text-box>
            <text:p>Postprocessing</text:p>
            <text:p>Stage (part 2)</text:p>
          </draw:text-box>
        </draw:frame>
        <draw:connector draw:style-name="gr9" draw:text-style-name="P1" draw:layer="layout" draw:type="line" svg:x1="3.457cm" svg:y1="16.52cm" svg:x2="4.61cm" svg:y2="20.585cm" draw:start-shape="id10" draw:start-glue-point="2" draw:end-shape="id21" draw:end-glue-point="3" svg:d="m3457 16520 1153 4065">
          <text:p/>
        </draw:connector>
        <draw:connector draw:style-name="gr9" draw:text-style-name="P1" draw:layer="layout" draw:type="line" svg:x1="13.327cm" svg:y1="34.915cm" svg:x2="12.185cm" svg:y2="31.811cm" draw:start-shape="id16" draw:start-glue-point="0" draw:end-shape="id14" draw:end-glue-point="1" svg:d="m13327 34915-1142-3104">
          <text:p/>
        </draw:connector>
        <draw:frame draw:style-name="gr10" draw:text-style-name="P2" draw:layer="layout" svg:width="14.273cm" svg:height="1.352cm" svg:x="5.864cm" svg:y="1cm">
          <draw:text-box>
            <text:p><text:span text:style-name="T1">AnKi Deferred Renderer Flow</text:span></text:p>
          </draw:text-box>
        </draw:frame>
        <draw:custom-shape draw:style-name="gr11" draw:text-style-name="P1" draw:layer="layout" svg:width="0.508cm" svg:height="0.508cm" svg:x="1.032cm" svg:y="6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508cm" svg:height="0.508cm" svg:x="1.032cm" svg:y="64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12.686cm" svg:height="0.806cm" svg:x="1.517cm" svg:y="63.541cm">
          <draw:text-box>
            <text:p><text:span text:style-name="T2">Framebuffer attachable image (aka GL_TEXTURE_2D)</text:span></text:p>
          </draw:text-box>
        </draw:frame>
        <draw:frame draw:style-name="gr13" draw:text-style-name="P3" draw:layer="layout" svg:width="5.751cm" svg:height="0.806cm" svg:x="1.517cm" svg:y="64.352cm">
          <draw:text-box>
            <text:p><text:span text:style-name="T2">Pass or multiple passes</text:span></text:p>
          </draw:text-box>
        </draw:frame>
        <draw:custom-shape draw:style-name="gr1" draw:text-style-name="P1" draw:id="id22" draw:layer="layout" svg:width="3.449cm" svg:height="1.625cm" svg:x="9.081cm" svg:y="50.839cm">
          <text:p text:style-name="P1">Debugg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3" draw:layer="layout" svg:width="5.868cm" svg:height="1.27cm" svg:x="7.537cm" svg:y="54.334cm">
          <text:p text:style-name="P1">Pps::postPassFa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449cm" svg:y1="49.149cm" svg:x2="10.805cm" svg:y2="50.839cm" draw:start-shape="id20" draw:start-glue-point="2" draw:end-shape="id22" draw:end-glue-point="0" svg:d="m10449 49149c0 1267 356 423 356 1690">
          <text:p/>
        </draw:connector>
        <draw:connector draw:style-name="gr3" draw:text-style-name="P1" draw:layer="layout" draw:type="curve" svg:x1="10.805cm" svg:y1="52.464cm" svg:x2="10.471cm" svg:y2="54.334cm" draw:start-shape="id22" draw:start-glue-point="2" draw:end-shape="id23" draw:end-glue-point="0" svg:d="m10805 52464c0 1402-334 468-334 1870">
          <text:p/>
        </draw:connector>
        <draw:custom-shape draw:style-name="gr5" draw:text-style-name="P1" draw:layer="measurelines" svg:width="0.635cm" svg:height="5.797cm" svg:x="18.936cm" svg:y="49.8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measurelines" svg:width="5.116cm" svg:height="1.673cm" svg:x="19.409cm" svg:y="51.885cm">
          <draw:text-box>
            <text:p>Debugging </text:p>
            <text:p>Stage (Optional)</text:p>
          </draw:text-box>
        </draw:frame>
        <draw:custom-shape draw:style-name="gr1" draw:text-style-name="P1" draw:id="id24" draw:layer="layout" svg:width="6.35cm" svg:height="1.905cm" svg:x="10.19cm" svg:y="19.38cm">
          <text:p text:style-name="P1">Stencil Masking</text:p>
          <text:p text:style-name="P1">Optimization 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541cm" svg:y1="17.692cm" svg:x2="10.19cm" svg:y2="20.332cm" draw:start-shape="id8" draw:start-glue-point="1" draw:end-shape="id24" draw:end-glue-point="3" svg:d="m8541 17692c1237 0 413 2640 1649 2640">
          <text:p/>
        </draw:connector>
        <draw:connector draw:style-name="gr3" draw:text-style-name="P1" draw:layer="layout" draw:type="curve" svg:x1="13.365cm" svg:y1="19.38cm" svg:x2="8.541cm" svg:y2="17.692cm" draw:start-shape="id24" draw:start-glue-point="0" draw:end-shape="id8" draw:end-glue-point="1" svg:d="m13365 19380c0-1126-1608-1688-4824-1688">
          <text:p/>
        </draw:connector>
        <draw:custom-shape draw:style-name="gr2" draw:text-style-name="P1" draw:id="id21" draw:layer="layout" svg:width="1.905cm" svg:height="1.27cm" svg:x="4.61cm" svg:y="19.95cm">
          <text:p text:style-name="P1">Is::f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measurelines" svg:width="0.635cm" svg:height="5.903cm" svg:x="18.914cm" svg:y="56.0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5.07cm" svg:height="2.384cm" svg:x="19.409cm" svg:y="57.386cm">
          <draw:text-box>
            <text:p>Final Stage</text:p>
            <text:p>(MainRenderer</text:p>
            <text:p>only)</text:p>
          </draw:text-box>
        </draw:frame>
        <draw:custom-shape draw:style-name="gr1" draw:text-style-name="P1" draw:id="id25" draw:layer="layout" svg:width="3.712cm" svg:height="1.625cm" svg:x="8.828cm" svg:y="57.324cm">
          <text:p text:style-name="P1">Final 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id="id26" draw:layer="layout" svg:width="3.963cm" svg:height="1.27cm" svg:x="8.772cm" svg:y="60.42cm">
          <text:p text:style-name="P1">Frame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684cm" svg:y1="58.949cm" svg:x2="10.753cm" svg:y2="60.42cm" draw:start-shape="id25" draw:start-glue-point="2" draw:end-shape="id26" svg:d="m10684 58949c0 1104 69 369 69 1471">
          <text:p/>
        </draw:connector>
        <draw:connector draw:style-name="gr3" draw:text-style-name="P1" draw:layer="layout" draw:type="curve" svg:x1="10.471cm" svg:y1="55.604cm" svg:x2="10.684cm" svg:y2="57.324cm" draw:start-shape="id23" draw:start-glue-point="2" draw:end-shape="id25" draw:end-glue-point="0" svg:d="m10471 55604c0 1290 213 430 213 17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66.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05-21T13:25:38</meta:creation-date>
    <dc:date>2010-12-09T12:35:11</dc:date>
    <dc:creator>Panos Christopoulos-Charitos</dc:creator>
    <meta:editing-duration>PT03H24M37S</meta:editing-duration>
    <meta:editing-cycles>29</meta:editing-cycles>
    <meta:generator>OpenOffice.org/3.1$Unix OpenOffice.org_project/310m19$Build-9420</meta:generator>
    <meta:document-statistic meta:object-count="81"/>
  </office:meta>
</office:document-meta>
</file>